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2pt" style:text-underline-style="solid" style:text-underline-width="auto" style:text-underline-color="font-color" officeooo:rsid="00010fb2" officeooo:paragraph-rsid="00010fb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03020a" officeooo:paragraph-rsid="0003020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8pt" style:text-underline-style="solid" style:text-underline-width="auto" style:text-underline-color="font-color" fo:font-weight="bold" officeooo:rsid="00010fb2" officeooo:paragraph-rsid="00010fb2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5pt" style:text-underline-style="solid" style:text-underline-width="auto" style:text-underline-color="font-color" fo:font-weight="bold" officeooo:rsid="00010fb2" officeooo:paragraph-rsid="00010fb2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style:text-underline-style="solid" style:text-underline-width="auto" style:text-underline-color="font-color" fo:font-weight="normal" officeooo:rsid="00010fb2" officeooo:paragraph-rsid="00010fb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Calibri" fo:font-size="15pt" style:text-underline-style="none" fo:font-weight="bold" officeooo:rsid="00010fb2" officeooo:paragraph-rsid="00010fb2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5pt" style:text-underline-style="solid" style:text-underline-width="auto" style:text-underline-color="font-color" fo:font-weight="bold" officeooo:rsid="00010fb2" officeooo:paragraph-rsid="00010fb2" style:font-size-asian="15pt" style:font-weight-asian="bold" style:font-size-complex="15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alibri" fo:font-size="12pt" style:text-underline-style="solid" style:text-underline-width="auto" style:text-underline-color="font-color" officeooo:rsid="00010fb2" officeooo:paragraph-rsid="00010fb2" style:font-size-asian="12pt" style:font-size-complex="12pt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Calibri" fo:font-size="12pt" style:text-underline-style="solid" style:text-underline-width="auto" style:text-underline-color="font-color" officeooo:rsid="00010fb2" officeooo:paragraph-rsid="00010fb2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2pt" style:text-underline-style="solid" style:text-underline-width="auto" style:text-underline-color="font-color" officeooo:rsid="00010fb2" officeooo:paragraph-rsid="00010fb2" style:font-size-asian="12pt" style:font-size-complex="12pt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010fb2" officeooo:paragraph-rsid="00010fb2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03020a" officeooo:paragraph-rsid="0003020a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03020a" officeooo:paragraph-rsid="0003020a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Calibri" fo:font-size="12pt" style:text-underline-style="none" officeooo:rsid="0003020a" officeooo:paragraph-rsid="0003020a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2pt" style:text-underline-style="none" officeooo:rsid="00010fb2" officeooo:paragraph-rsid="00010fb2" style:font-size-asian="12pt" style:font-size-complex="12pt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Calibri" fo:font-size="12pt" style:text-underline-style="none" officeooo:rsid="00010fb2" officeooo:paragraph-rsid="00010fb2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bold" officeooo:rsid="0003020a" officeooo:paragraph-rsid="0003020a" style:font-size-asian="12pt" style:font-weight-asian="bold" style:font-size-complex="12pt" style:font-weight-complex="bold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Calibri" fo:font-size="12pt" style:text-underline-style="none" fo:font-weight="normal" officeooo:rsid="0003020a" officeooo:paragraph-rsid="0003020a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010fb2" officeooo:paragraph-rsid="0003020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010fb2" officeooo:paragraph-rsid="00010fb2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officeooo:paragraph-rsid="00010fb2"/>
    </style:style>
    <style:style style:name="P22" style:family="paragraph" style:parent-style-name="Standard">
      <style:paragraph-properties fo:text-align="start" style:justify-single-word="false"/>
      <style:text-properties officeooo:paragraph-rsid="0006be29"/>
    </style:style>
    <style:style style:name="P23" style:family="paragraph" style:parent-style-name="Standard" style:list-style-name="L4">
      <style:paragraph-properties fo:text-align="start" style:justify-single-word="false"/>
      <style:text-properties officeooo:rsid="00010fb2" officeooo:paragraph-rsid="00010fb2"/>
    </style:style>
    <style:style style:name="P24" style:family="paragraph" style:parent-style-name="Standard" style:list-style-name="L4">
      <style:paragraph-properties fo:text-align="start" style:justify-single-word="false"/>
      <style:text-properties officeooo:rsid="0003020a" officeooo:paragraph-rsid="0003020a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officeooo:rsid="0003020a"/>
    </style:style>
    <style:style style:name="T4" style:family="text">
      <style:text-properties fo:color="#0066b3"/>
    </style:style>
    <style:style style:name="T5" style:family="text">
      <style:text-properties fo:color="#0066b3" style:text-underline-style="none" officeooo:rsid="0003020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style:text-underline-style="none" fo:font-weight="normal" officeooo:rsid="00010fb2" style:font-size-asian="12pt" style:font-weight-asian="normal" style:font-size-complex="12pt" style:font-weight-complex="normal"/>
    </style:style>
    <style:style style:name="T9" style:family="text">
      <style:text-properties style:font-name="Calibri" fo:font-size="12pt" style:text-underline-style="none" fo:font-weight="normal" officeooo:rsid="0006be29" style:font-size-asian="12pt" style:font-weight-asian="normal" style:font-size-complex="12pt" style:font-weight-complex="normal"/>
    </style:style>
    <style:style style:name="T10" style:family="text">
      <style:text-properties style:font-name="Calibri" fo:font-size="12pt" style:text-underline-style="none" fo:font-weight="bold" style:font-size-asian="12pt" style:font-weight-asian="bold" style:font-size-complex="12pt" style:font-weight-complex="bold"/>
    </style:style>
    <style:style style:name="T11" style:family="text">
      <style:text-properties style:font-name="Calibri" fo:font-size="12pt" style:text-underline-style="none" fo:font-weight="bold" officeooo:rsid="00010fb2" style:font-size-asian="12pt" style:font-weight-asian="bold" style:font-size-complex="12pt" style:font-weight-complex="bold"/>
    </style:style>
    <style:style style:name="T12" style:family="text">
      <style:text-properties style:font-name="Calibri" fo:font-size="13pt" style:text-underline-style="none" fo:font-weight="normal" officeooo:rsid="0006be29" style:font-size-asian="11.3500003814697pt" style:font-weight-asian="normal" style:font-size-complex="13pt" style:font-weight-complex="normal"/>
    </style:style>
    <style:style style:name="T13" style:family="text">
      <style:text-properties style:font-name="Calibri" fo:font-size="13pt" style:text-underline-style="none" fo:font-weight="normal" officeooo:rsid="0006be29" style:font-size-asian="13pt" style:font-weight-asian="normal" style:font-size-complex="13pt" style:font-weight-complex="normal"/>
    </style:style>
    <style:style style:name="T14" style:family="text">
      <style:text-properties style:font-name="Calibri" fo:font-size="13pt" style:text-underline-style="none" fo:font-weight="bold" officeooo:rsid="0006be29" style:font-size-asian="11.3500003814697pt" style:font-weight-asian="bold" style:font-size-complex="13pt" style:font-weight-complex="bold"/>
    </style:style>
    <style:style style:name="T15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font-size="13pt" fo:font-weight="bold" style:font-size-asian="13pt" style:font-weight-asian="bold" style:font-size-complex="13pt" style:font-weight-complex="bold"/>
    </style:style>
    <style:style style:name="T18" style:family="text">
      <style:text-properties officeooo:rsid="000706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AN STACK TO-DO APP</text:p>
      <text:p text:style-name="P1">SAPTARSHI SENGUPTA</text:p>
      <text:p text:style-name="P1"/>
      <text:p text:style-name="P1"/>
      <text:p text:style-name="P5">Simple To-Do List using MEAN stack (MongoDB, ExpressJS, Angular, NodeJS)</text:p>
      <text:p text:style-name="P1"/>
      <text:p text:style-name="P1"/>
      <text:p text:style-name="P22"><text:span text:style-name="T9">Github link:</text:span><text:span text:style-name="T13"> </text:span><text:a xlink:type="simple" xlink:href="https://github.com/saptarshi3112/mean-todo" text:style-name="Internet_20_link" text:visited-style-name="Visited_20_Internet_20_Link"><text:span text:style-name="T17">https://github.com/saptarshi3112/mean-todo</text:span></text:a><text:span text:style-name="T17">/</text:span></text:p>
      <text:p text:style-name="P22"><text:span text:style-name="T14"/></text:p>
      <text:p text:style-name="P22"><text:span text:style-name="T14"/></text:p>
      <text:p text:style-name="P4">Requirements<text:span text:style-name="T1">:</text:span></text:p>
      <text:p text:style-name="P6"/>
      <text:list xml:id="list1797476663" text:style-name="L1">
        <text:list-item>
          <text:p text:style-name="P8"><text:span text:style-name="T1">Download project repository: </text:span><text:span text:style-name="T5">git clone</text:span><text:span text:style-name="T1"> </text:span><text:a xlink:type="simple" xlink:href="https://github.com/saptarshi3112/mean-todo.git" text:style-name="Internet_20_link" text:visited-style-name="Visited_20_Internet_20_Link"><text:span text:style-name="T4">https://github.com/saptarshi3112/mean-todo.git</text:span></text:a></text:p>
        </text:list-item>
        <text:list-item>
          <text:p text:style-name="P8"><text:span text:style-name="T1">Download and install N</text:span><text:span text:style-name="T3">ode</text:span><text:span text:style-name="T1">JS, NPM and ANGULAR </text:span><text:span text:style-name="T3">CLI</text:span></text:p>
        </text:list-item>
        <text:list-item>
          <text:p text:style-name="P14">The Database is setup in MongoDB <text:span text:style-name="T18">Atlas</text:span> <text:span text:style-name="T18">S</text:span>erver.</text:p>
        </text:list-item>
      </text:list>
      <text:p text:style-name="P15"/>
      <text:p text:style-name="P4"/>
      <text:p text:style-name="P4">Project Setup<text:span text:style-name="T1">:</text:span></text:p>
      <text:p text:style-name="P15"/>
      <text:list xml:id="list4045397188" text:style-name="L2">
        <text:list-item>
          <text:p text:style-name="P16">Enter main directory: cd mean-todo/</text:p>
        </text:list-item>
        <text:list-item>
          <text:p text:style-name="P9"><text:span text:style-name="T1">Run </text:span><text:span text:style-name="T2">npm install</text:span><text:span text:style-name="T1"> to download all dependencies and packages</text:span></text:p>
        </text:list-item>
        <text:list-item>
          <text:p text:style-name="P9"><text:span text:style-name="T1">Install </text:span><text:span text:style-name="T3">Angular</text:span><text:span text:style-name="T1"> CLI and </text:span><text:span text:style-name="T3">NODE</text:span><text:span text:style-name="T1">JS</text:span></text:p>
        </text:list-item>
        <text:list-item>
          <text:p text:style-name="P9"><text:span text:style-name="T1">To Launch Angular Frontend serve run: </text:span><text:span text:style-name="T2">ng serve –-open</text:span></text:p>
        </text:list-item>
        <text:list-item>
          <text:p text:style-name="P11"><text:span text:style-name="T1">To Launch Express backend run : </text:span><text:span text:style-name="T2">node app.js</text:span></text:p>
        </text:list-item>
        <text:list-item>
          <text:p text:style-name="P11"><text:span text:style-name="T1">The frontend runs on : </text:span><text:a xlink:type="simple" xlink:href="http://localhost:4200/" text:style-name="Internet_20_link" text:visited-style-name="Visited_20_Internet_20_Link">http://localhost:4200</text:a><text:span text:style-name="T1">/ and the backend runs on </text:span><text:a xlink:type="simple" xlink:href="http://localhost:5000/" text:style-name="Internet_20_link" text:visited-style-name="Visited_20_Internet_20_Link">http://localhost:5000</text:a><text:span text:style-name="T1">/</text:span></text:p>
        </text:list-item>
        <text:list-item>
          <text:p text:style-name="P12"><text:span text:style-name="T1">Optional: Install nodemon and run </text:span><text:span text:style-name="T2">nodemon app.js</text:span></text:p>
        </text:list-item>
      </text:list>
      <text:p text:style-name="P17"/>
      <text:p text:style-name="P17"/>
      <text:p text:style-name="P2"><text:span text:style-name="T6">T</text:span><text:span text:style-name="T16">ools Used</text:span><text:span text:style-name="T15">:</text:span></text:p>
      <text:list xml:id="list3032625317" text:style-name="L3">
        <text:list-item>
          <text:p text:style-name="P13"><text:span text:style-name="T2">Editor</text:span><text:span text:style-name="T1">: Sublime-text-3 with tern_for_sublime.</text:span></text:p>
        </text:list-item>
        <text:list-item>
          <text:p text:style-name="P18">Ubuntu Linux terminal.</text:p>
        </text:list-item>
        <text:list-item>
          <text:p text:style-name="P18">Emmet plugin for HTML completions.</text:p>
        </text:list-item>
        <text:list-item>
          <text:p text:style-name="P18">Google Chrome.</text:p>
        </text:list-item>
      </text:list>
      <text:p text:style-name="P19"/>
      <text:p text:style-name="P19"/>
      <text:p text:style-name="P4"/>
      <text:p text:style-name="P4">Technologies Used<text:span text:style-name="T1">:</text:span></text:p>
      <text:p text:style-name="P20"/>
      <text:list xml:id="list2112216627" text:style-name="L4">
        <text:list-item>
          <text:p text:style-name="P21"><text:span text:style-name="T11">Angular CLI</text:span><text:span text:style-name="T8"> and</text:span><text:span text:style-name="T11"> Express JS</text:span><text:span text:style-name="T8"> frameworks.</text:span></text:p>
        </text:list-item>
        <text:list-item>
          <text:p text:style-name="P23"><text:span text:style-name="T10">MongoDB, Mongoose</text:span><text:span text:style-name="T7"> for database in mongoAtlas server.</text:span></text:p>
        </text:list-item>
        <text:list-item>
          <text:p text:style-name="P23"><text:span text:style-name="T10">JWT(Json web tokens) </text:span><text:span text:style-name="T7">to store user information.</text:span></text:p>
        </text:list-item>
        <text:list-item>
          <text:p text:style-name="P23"><text:span text:style-name="T10">BcryptJS</text:span><text:span text:style-name="T7"> to hash password before storing the password in database.</text:span></text:p>
        </text:list-item>
        <text:list-item>
          <text:p text:style-name="P23"><text:span text:style-name="T10">Bootstrap </text:span><text:span text:style-name="T7">and </text:span><text:span text:style-name="T10">Angular Material</text:span><text:span text:style-name="T7"> for frontend design.</text:span></text:p>
        </text:list-item>
        <text:list-item>
          <text:p text:style-name="P24"><text:span text:style-name="T10">Font Awesome</text:span><text:span text:style-name="T7"> library for icons</text:span></text:p>
        </text:list-item>
        <text:list-item>
          <text:p text:style-name="P23"><text:span text:style-name="T10">Jwt-decode</text:span><text:span text:style-name="T7"> library to decode jsonwebtoke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01:48:41.530241562</meta:creation-date>
    <dc:date>2019-04-26T02:28:46.016040743</dc:date>
    <meta:editing-duration>PT3M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185" meta:character-count="1221" meta:non-whitespace-character-count="1086"/>
  </office:meta>
</office:document-meta>
</file>